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4293" officeooo:paragraph-rsid="00174293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74293"/>
    </style:style>
    <style:style style:name="P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weight="normal" officeooo:rsid="00174293" officeooo:paragraph-rsid="00174293" style:font-weight-asian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weight="normal" officeooo:rsid="00174293" officeooo:paragraph-rsid="00188534" style:font-weight-asian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weight="normal" officeooo:rsid="00174293" officeooo:paragraph-rsid="001a45b2" style:font-weight-asian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weight="normal" officeooo:rsid="00188534" officeooo:paragraph-rsid="00188534" style:font-weight-asian="normal" style:font-weight-complex="normal"/>
    </style:style>
    <style:style style:name="P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weight="bold" officeooo:rsid="00174293" officeooo:paragraph-rsid="00174293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5e91"/>
    </style:style>
    <style:style style:name="T3" style:family="text">
      <style:text-properties officeooo:rsid="00188534"/>
    </style:style>
    <style:style style:name="T4" style:family="text">
      <style:text-properties officeooo:rsid="001a3a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</text:p>
      <text:p text:style-name="P1"/>
      <text:p text:style-name="P2"><text:span text:style-name="T1">Cursors: (All types: Implicit, Explicit, Cursor FOR Loop, Parameterized Cursor)</text:span></text:p>
      <text:p text:style-name="P3">Write a PL/SQL block of code using parameterized Cursor, that will merge the data available in the newly created table N_RollCall with the data available in the table O_RollCall. If the data in the first table already exist in the second table then that data should be skipped.</text:p>
      <text:p text:style-name="P3"/>
      <text:p text:style-name="P7">Table Creation:</text:p>
      <text:p text:style-name="P3">Create Table N_RollCall(</text:p>
      <text:p text:style-name="P3">RollNo Int,</text:p>
      <text:p text:style-name="P3">Name Varchar(30)</text:p>
      <text:p text:style-name="P3">);</text:p>
      <text:p text:style-name="P3"/>
      <text:p text:style-name="P3">Create Table O_RollCall(</text:p>
      <text:p text:style-name="P3">RollNo Int,</text:p>
      <text:p text:style-name="P3">Name Varchar(30)</text:p>
      <text:p text:style-name="P3">);</text:p>
      <text:p text:style-name="P3"/>
      <text:p text:style-name="P7">Data Insertion</text:p>
      <text:p text:style-name="P3">Insert Into O_RollCall</text:p>
      <text:p text:style-name="P3">Values</text:p>
      <text:p text:style-name="P3">(1, "Aman"),</text:p>
      <text:p text:style-name="P3">(2, "Ayush"),</text:p>
      <text:p text:style-name="P3">(3, "Rohit"),</text:p>
      <text:p text:style-name="P3">(4, "Sumit");</text:p>
      <text:p text:style-name="P3"/>
      <text:p text:style-name="P3">Insert Into N_RollCall</text:p>
      <text:p text:style-name="P3">Values</text:p>
      <text:p text:style-name="P3">(1, "Aman"),</text:p>
      <text:p text:style-name="P3">(3, "Rohit"),</text:p>
      <text:p text:style-name="P3">(5, "Sushant"),</text:p>
      <text:p text:style-name="P3">(6, "Yakein");</text:p>
      <text:p text:style-name="P3"/>
      <text:p text:style-name="P7">Procedure for merge</text:p>
      <text:p text:style-name="P6">Delimiter //</text:p>
      <text:p text:style-name="P6"/>
      <text:p text:style-name="P3">Create procedure mergeData(<text:span text:style-name="T2">Roll Int, prevRoll Int</text:span>)</text:p>
      <text:p text:style-name="P3">Begin</text:p>
      <text:p text:style-name="P3"><text:s text:c="2"/>Declare done Int default False;</text:p>
      <text:p text:style-name="P3"><text:s text:c="2"/>Declare st_roll Int;</text:p>
      <text:p text:style-name="P3"><text:s text:c="2"/>Declare st_name Varchar(30);</text:p>
      <text:p text:style-name="P4"><text:s text:c="2"/>Declare read_cur Cursor For </text:p>
      <text:p text:style-name="P4"><text:s text:c="2"/>Select RollNo, Name From N_RollCall</text:p>
      <text:p text:style-name="P4"><text:s text:c="2"/><text:span text:style-name="T3">Where RollNo &gt; prevRoll And RollNo &lt; Roll</text:span>;</text:p>
      <text:p text:style-name="P4"><text:s text:c="2"/><text:span text:style-name="T3">Declare Continue Handler For Not Found Set done = True;</text:span></text:p>
      <text:p text:style-name="P3"/>
      <text:p text:style-name="P3"><text:soft-page-break/><text:s text:c="2"/>Open read_cur;</text:p>
      <text:p text:style-name="P3"><text:s text:c="2"/>read_loop: Loop</text:p>
      <text:p text:style-name="P3"><text:s text:c="4"/>Fetch read_cur Into st_roll, st_name;</text:p>
      <text:p text:style-name="P3"><text:s text:c="4"/>If done Then</text:p>
      <text:p text:style-name="P3"><text:s text:c="6"/>Leave read_loop;</text:p>
      <text:p text:style-name="P3"><text:s text:c="4"/>End If;</text:p>
      <text:p text:style-name="P3"><text:s text:c="4"/><text:span text:style-name="T2">Insert Into O_RollCall Values (st_roll, st_name);</text:span></text:p>
      <text:p text:style-name="P3"><text:s text:c="2"/><text:span text:style-name="T2">End Loop;</text:span></text:p>
      <text:p text:style-name="P3"><text:s text:c="2"/><text:span text:style-name="T3">Close read_cur;</text:span></text:p>
      <text:p text:style-name="P6">End;</text:p>
      <text:p text:style-name="P6">//</text:p>
      <text:p text:style-name="P3"/>
      <text:p text:style-name="P6">Create procedure merge()</text:p>
      <text:p text:style-name="P6">Begin</text:p>
      <text:p text:style-name="P4"><text:s text:c="2"/>Declare done Int default False;</text:p>
      <text:p text:style-name="P4"><text:s text:c="2"/>Declare st_roll Int;</text:p>
      <text:p text:style-name="P4"><text:s text:c="2"/><text:span text:style-name="T3">Declare prev_roll Int default 0;</text:span></text:p>
      <text:p text:style-name="P4"><text:s text:c="2"/>Declare read_cur Cursor For </text:p>
      <text:p text:style-name="P4"><text:s text:c="2"/>Select RollNo <text:span text:style-name="T3">From O_RollCall;</text:span></text:p>
      <text:p text:style-name="P4"><text:s text:c="2"/><text:span text:style-name="T3">Declare Continue Handler For Not Found Set done = True;</text:span></text:p>
      <text:p text:style-name="P4"/>
      <text:p text:style-name="P4"><text:s text:c="2"/>Open read_cur;</text:p>
      <text:p text:style-name="P4"/>
      <text:p text:style-name="P4"><text:s text:c="2"/>read_loop: Loop</text:p>
      <text:p text:style-name="P4"><text:s text:c="4"/>Fetch read_cur Into st_roll;</text:p>
      <text:p text:style-name="P4"><text:s text:c="4"/>If done <text:span text:style-name="T4">Then</text:span></text:p>
      <text:p text:style-name="P4"><text:s text:c="6"/><text:span text:style-name="T4">Call mergeData(10000, prev_roll);</text:span></text:p>
      <text:p text:style-name="P4"><text:s text:c="6"/>Leave read_loop;</text:p>
      <text:p text:style-name="P4"><text:s text:c="4"/>End If;</text:p>
      <text:p text:style-name="P4"><text:s text:c="4"/><text:span text:style-name="T3">Call mergeData(st_roll, prev_roll);</text:span></text:p>
      <text:p text:style-name="P4"><text:s text:c="4"/><text:span text:style-name="T3">Set prev_roll = st_roll;</text:span></text:p>
      <text:p text:style-name="P4"><text:s text:c="2"/><text:span text:style-name="T3">End Loop;</text:span></text:p>
      <text:p text:style-name="P4"><text:s text:c="2"/><text:span text:style-name="T3">Close read_cur;</text:span></text:p>
      <text:p text:style-name="P6">End;</text:p>
      <text:p text:style-name="P6">//</text:p>
      <text:p text:style-name="P4"><text:s text:c="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5T11:29:21.028052607</meta:creation-date>
    <dc:date>2025-08-05T12:14:30.740933443</dc:date>
    <meta:editing-duration>PT4M8S</meta:editing-duration>
    <meta:editing-cycles>1</meta:editing-cycles>
    <meta:document-statistic meta:table-count="0" meta:image-count="0" meta:object-count="0" meta:page-count="2" meta:paragraph-count="69" meta:word-count="248" meta:character-count="1706" meta:non-whitespace-character-count="1426"/>
    <meta:generator>LibreOffice/6.0.7.3$Linux_X86_64 LibreOffice_project/00m0$Build-3</meta:generator>
  </office:meta>
</office:document-meta>
</file>